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6.77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Ark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2">
          <table:table-cell office:value-type="date" office:date-value="2016-06-23">
            <text:p>23.06.2016</text:p>
          </table:table-cell>
          <table:table-cell office:value-type="string">
            <text:p>18.00 – 22.00</text:p>
          </table:table-cell>
          <table:table-cell office:value-type="string">
            <text:p>4 timer</text:p>
          </table:table-cell>
          <table:table-cell office:value-type="string">
            <text:p>Få koden til å fungere med multiplatform compiler. Laget klasse for å hente variabler ut i fra en config-fil</text:p>
          </table:table-cell>
        </table:table-row>
        <table:table-row table:style-name="ro2">
          <table:table-cell office:value-type="date" office:date-value="2016-06-24">
            <text:p>24.06.2016</text:p>
          </table:table-cell>
          <table:table-cell office:value-type="string">
            <text:p>16.00-24.00</text:p>
          </table:table-cell>
          <table:table-cell office:value-type="string">
            <text:p>8 timer</text:p>
          </table:table-cell>
          <table:table-cell office:value-type="string">
            <text:p>Ryddet opp i koden og implementert klassen laget dagen før. Installert python på nye maskinen. Prøvd å fikse friksjon i mange timer uten mye fremskritt</text:p>
          </table:table-cell>
        </table:table-row>
        <table:table-row table:style-name="ro2">
          <table:table-cell office:value-type="date" office:date-value="2016-06-25">
            <text:p>25.06.2016</text:p>
          </table:table-cell>
          <table:table-cell office:value-type="string">
            <text:p>12.00-16.00</text:p>
          </table:table-cell>
          <table:table-cell office:value-type="string">
            <text:p>4 timer</text:p>
          </table:table-cell>
          <table:table-cell office:value-type="string">
            <text:p>Begynt med ankermodellen for friksjon. Kommen langt, og har funnet bugen jeg slet med i går.</text:p>
          </table:table-cell>
        </table:table-row>
        <table:table-row table:style-name="ro2">
          <table:table-cell office:value-type="date" office:date-value="2016-06-26">
            <text:p>26.06.2016</text:p>
          </table:table-cell>
          <table:table-cell office:value-type="string">
            <text:p>16.00-24.00</text:p>
          </table:table-cell>
          <table:table-cell office:value-type="string">
            <text:p>8 timer</text:p>
          </table:table-cell>
          <table:table-cell office:value-type="string">
            <text:p>Fått til den naive modellen, og nære ankermodellen. Har lagt til normalkraft på de nederste, og trykk på de øverste blokkene</text:p>
          </table:table-cell>
        </table:table-row>
        <table:table-row table:style-name="ro2">
          <table:table-cell office:value-type="date" office:date-value="2016-06-28">
            <text:p>28.06.2016</text:p>
          </table:table-cell>
          <table:table-cell office:value-type="string">
            <text:p>16.00-24.00</text:p>
          </table:table-cell>
          <table:table-cell office:value-type="string">
            <text:p>8 timer</text:p>
          </table:table-cell>
          <table:table-cell office:value-type="string">
            <text:p>Laget en røff versjon av layout-programmet mitt, og startet å tenke ut nye måter å visualisere 2D plott. Så vidt startet med visualisering i matplotlib. Bortkastet dag...</text:p>
          </table:table-cell>
        </table:table-row>
        <table:table-row table:style-name="ro2">
          <table:table-cell office:value-type="date" office:date-value="2016-06-30">
            <text:p>30.06.2016</text:p>
          </table:table-cell>
          <table:table-cell office:value-type="string">
            <text:p>16.00-24.00</text:p>
          </table:table-cell>
          <table:table-cell office:value-type="string">
            <text:p>8 timer</text:p>
          </table:table-cell>
          <table:table-cell office:value-type="string">
            <text:p>Begynner på et nytt program, som simplifiserer alt, og forhåpentligvis går mye(!) raskere. Hvilket gikk til helvete... Må fikse at alle fjærene gir en positivkraft til begge endene!!!</text:p>
          </table:table-cell>
        </table:table-row>
        <table:table-row table:style-name="ro3">
          <table:table-cell office:value-type="date" office:date-value="2016-06-04">
            <text:p>04.06.2016</text:p>
          </table:table-cell>
          <table:table-cell table:style-name="ce1" office:value-type="string">
            <text:p>08.00-16.00</text:p>
          </table:table-cell>
          <table:table-cell office:value-type="string">
            <text:p>8 timer</text:p>
          </table:table-cell>
          <table:table-cell office:value-type="string">
            <text:p>Rettet på feil med layout-programmet, og fått importert filen til c++ koden. Tenkte å få laget blanke blokker, men skal måte Henrik, så for se hvor mye tid jeg får.</text:p>
          </table:table-cell>
        </table:table-row>
        <table:table-row table:style-name="ro3">
          <table:table-cell office:value-type="date" office:date-value="2016-06-05">
            <text:p>05.06.2016</text:p>
          </table:table-cell>
          <table:table-cell office:value-type="string">
            <text:p>08.00-16.00</text:p>
          </table:table-cell>
          <table:table-cell office:value-type="string">
            <text:p>8 timer</text:p>
          </table:table-cell>
          <table:table-cell office:value-type="string">
            <text:p>Lest over halve masteroppgaven til Jørgen. Knotet litt med koden i 1D, fått liknende resultater men noe mer kaotisk... Begynt litt å lære om Makefile.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5.07.2016</text:date>, <text:time>15:52:2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21:29:22.51</meta:creation-date>
    <meta:generator>OpenOffice.org/3.4.1$Win32 OpenOffice.org_project/341m1$Build-9593</meta:generator>
    <dc:date>2016-07-05T15:52:28.57</dc:date>
    <meta:editing-duration>P6DT9H45M56S</meta:editing-duration>
    <meta:editing-cycles>19</meta:editing-cycles>
    <meta:document-statistic meta:table-count="3" meta:cell-count="32" meta:object-count="0"/>
  </office:meta>
</office:document-meta>
</file>